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82cm" fo:min-width="0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7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4cm" fo:min-width="0cm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10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713cm" fo:min-width="3.452cm"/>
    </style:style>
    <style:style style:name="gr1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3cm" fo:min-width="0cm"/>
    </style:style>
    <style:style style:name="gr16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P1" style:family="paragraph">
      <loext:graphic-properties draw:fill="solid" draw:fill-color="#ffffff"/>
      <style:text-properties fo:font-size="9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16cm" svg:height="0.963cm" svg:x="8.364cm" svg:y="18.337cm">
          <draw:text-box>
            <text:p><text:span text:style-name="T1">CLK_SESS_FIN (21)</text:span></text:p>
            <text:p><text:span text:style-name="T1">CLK_FERM (22)</text:span></text:p>
          </draw:text-box>
        </draw:frame>
        <draw:frame draw:style-name="gr2" draw:text-style-name="P1" draw:layer="layout" svg:width="4.752cm" svg:height="0.963cm" svg:x="13.628cm" svg:y="9.98cm">
          <draw:text-box>
            <text:p><text:span text:style-name="T1">CLK_VAL_EXP_CONT (13)</text:span></text:p>
            <text:p><text:span text:style-name="T1">CLK_VAL_EXP_KO (12)</text:span></text:p>
          </draw:text-box>
        </draw:frame>
        <draw:connector draw:style-name="gr3" draw:text-style-name="P2" draw:layer="layout" draw:type="curve" svg:x1="13.756cm" svg:y1="11.271cm" svg:x2="21.265cm" svg:y2="16.568cm" draw:start-shape="id1" draw:start-glue-point="1" draw:end-shape="id2" draw:end-glue-point="0" svg:d="M13756 11271c5006 0 7509 1765 7509 5297" svg:viewBox="0 0 7510 5298">
          <text:p/>
        </draw:connector>
        <draw:custom-shape draw:style-name="gr4" draw:text-style-name="P4" xml:id="id11" draw:id="id11" draw:layer="layout" svg:width="7.3cm" svg:height="1.299cm" svg:x="1.011cm" svg:y="18.701cm">
          <text:p text:style-name="P3"><text:span text:style-name="T2">NOUVELLE_VERSION DEMANDÉE (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7.3cm" svg:height="1.3cm" svg:x="17.614cm" svg:y="7.565cm">
          <text:p text:style-name="P3"><text:span text:style-name="T2">EDITION_TEST (2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7.3cm" svg:height="1.3cm" svg:x="17.589cm" svg:y="10.62cm">
          <text:p text:style-name="P3"><text:span text:style-name="T2">EXPERTISE_TEST (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7.3cm" svg:height="1.3cm" svg:x="6.456cm" svg:y="16.567cm">
          <text:p text:style-name="P3"><text:span text:style-name="T2">ACTIF (5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7.3cm" svg:height="1.3cm" svg:x="11.967cm" svg:y="18.7cm">
          <text:p text:style-name="P3"><text:span text:style-name="T2">TERMINE (9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1cm" svg:height="2cm" svg:x="4.7cm" svg:y="1.076cm">
          <text:p text:style-name="P3"><text:span text:style-name="T3">gramc v 2.5.x - Etats d’une version de projet</text:span></text:p>
          <text:p text:style-name="P3">cf. VersionWorkflow.php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21.239cm" svg:y1="11.92cm" svg:x2="21.265cm" svg:y2="16.568cm" draw:start-shape="id3" draw:start-glue-point="2" draw:end-shape="id2" svg:d="M21239 11920c0 3487 26 1164 26 4648" svg:viewBox="0 0 27 4649">
          <text:p/>
        </draw:connector>
        <draw:connector draw:style-name="gr7" draw:text-style-name="P6" draw:layer="layout" draw:type="line" svg:x1="21.264cm" svg:y1="8.865cm" svg:x2="21.239cm" svg:y2="10.62cm" draw:start-shape="id4" draw:start-glue-point="2" draw:end-shape="id3" draw:end-glue-point="0" svg:d="M21264 8865l-25 1755" svg:viewBox="0 0 26 1756">
          <text:p/>
        </draw:connector>
        <draw:connector draw:style-name="gr7" draw:text-style-name="P6" draw:layer="layout" draw:type="line" svg:x1="10.106cm" svg:y1="14.827cm" svg:x2="10.106cm" svg:y2="16.567cm" draw:start-shape="id5" draw:start-glue-point="2" draw:end-shape="id6" svg:d="M10106 14827v1740" svg:viewBox="0 0 1 1741">
          <text:p/>
        </draw:connector>
        <draw:frame draw:style-name="gr8" draw:text-style-name="P1" draw:layer="layout" svg:width="3.661cm" svg:height="0.634cm" svg:x="10.313cm" svg:y="15.343cm">
          <draw:text-box>
            <text:p><text:span text:style-name="T1">CLK_SESS_DEB (20)</text:span></text:p>
          </draw:text-box>
        </draw:frame>
        <draw:connector draw:style-name="gr7" draw:text-style-name="P6" draw:layer="layout" draw:type="curve" svg:x1="13.756cm" svg:y1="17.217cm" svg:x2="13.756cm" svg:y2="17.217cm" draw:start-shape="id6" draw:end-shape="id6" svg:d="M13756 17217z" svg:viewBox="0 0 1 1">
          <text:p/>
        </draw:connector>
        <draw:custom-shape draw:style-name="gr9" draw:text-style-name="P7" xml:id="id7" draw:id="id7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2" draw:id="id12" draw:layer="layout" svg:width="0.499cm" svg:height="0.501cm" svg:x="21.502cm" svg:y="19.1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7.3cm" svg:height="1.3cm" svg:x="11.562cm" svg:y="5.401cm">
          <text:p text:style-name="P3"><text:span text:style-name="T2">CREE_ATTENTE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5.238cm" svg:y1="4.055cm" svg:x2="15.212cm" svg:y2="5.401cm" draw:start-shape="id7" draw:start-glue-point="8" draw:end-shape="id8" draw:end-glue-point="0" svg:d="M15238 4055l-26 1346" svg:viewBox="0 0 27 1347">
          <text:p/>
        </draw:connector>
        <draw:custom-shape draw:style-name="gr5" draw:text-style-name="P4" xml:id="id9" draw:id="id9" draw:layer="layout" svg:width="7.3cm" svg:height="1.3cm" svg:x="6.456cm" svg:y="7.566cm">
          <text:p text:style-name="P3"><text:span text:style-name="T2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" draw:id="id1" draw:layer="layout" svg:width="7.3cm" svg:height="1.3cm" svg:x="6.456cm" svg:y="10.621cm">
          <text:p text:style-name="P3"><text:span text:style-name="T2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8.862cm" svg:y1="6.051cm" svg:x2="21.264cm" svg:y2="7.565cm" draw:start-shape="id8" draw:start-glue-point="1" draw:end-shape="id4" draw:end-glue-point="0" svg:d="M18862 6051c1602 0 2402 504 2402 1514" svg:viewBox="0 0 2403 1515">
          <text:p/>
        </draw:connector>
        <draw:connector draw:style-name="gr3" draw:text-style-name="P2" draw:layer="layout" draw:type="curve" svg:x1="11.562cm" svg:y1="6.051cm" svg:x2="10.106cm" svg:y2="7.566cm" draw:start-shape="id8" draw:start-glue-point="3" draw:end-shape="id9" draw:end-glue-point="0" svg:d="M11562 6051c-971 0-1456 505-1456 1515" svg:viewBox="0 0 1457 1516">
          <text:p/>
        </draw:connector>
        <draw:frame draw:style-name="gr11" draw:text-style-name="P1" draw:layer="layout" svg:width="2.972cm" svg:height="0.678cm" svg:x="19.742cm" svg:y="6.273cm">
          <draw:text-box>
            <text:p><text:span text:style-name="T1">CLK_TEST (42)</text:span></text:p>
          </draw:text-box>
        </draw:frame>
        <draw:frame draw:style-name="gr2" draw:text-style-name="P1" draw:layer="layout" svg:width="3.376cm" svg:height="0.963cm" svg:x="8.038cm" svg:y="6.032cm">
          <draw:text-box>
            <text:p><text:span text:style-name="T1">CLK_DEMANDE (1)</text:span></text:p>
          </draw:text-box>
        </draw:frame>
        <draw:frame draw:style-name="gr12" draw:text-style-name="P8" draw:layer="layout" svg:width="3.566cm" svg:height="0.963cm" svg:x="21.2cm" svg:y="9.277cm">
          <draw:text-box>
            <text:p><text:span text:style-name="T1">CLK_VAL_DEM (10)</text:span></text:p>
          </draw:text-box>
        </draw:frame>
        <draw:connector draw:style-name="gr3" draw:text-style-name="P2" draw:layer="layout" draw:type="curve" draw:line-skew="-0.657cm" svg:x1="6.456cm" svg:y1="11.271cm" svg:x2="6.456cm" svg:y2="8.216cm" draw:start-shape="id1" draw:start-glue-point="3" draw:end-shape="id9" draw:end-glue-point="3" svg:d="M6456 11271c-1737 0-1737-3055 0-3055" svg:viewBox="0 0 1304 3056">
          <text:p/>
        </draw:connector>
        <draw:frame draw:style-name="gr2" draw:text-style-name="P1" draw:layer="layout" svg:width="3.045cm" svg:height="0.963cm" svg:x="3.846cm" svg:y="9.271cm">
          <draw:text-box>
            <text:p><text:span text:style-name="T1">CLK_ARR (14)</text:span></text:p>
          </draw:text-box>
        </draw:frame>
        <draw:connector draw:style-name="gr3" draw:text-style-name="P2" draw:layer="layout" draw:type="line" svg:x1="10.106cm" svg:y1="8.866cm" svg:x2="10.106cm" svg:y2="10.621cm" draw:start-shape="id9" draw:start-glue-point="2" draw:end-shape="id1" draw:end-glue-point="0" svg:d="M10106 8866v1755" svg:viewBox="0 0 1 1756">
          <text:p/>
        </draw:connector>
        <draw:frame draw:style-name="gr12" draw:text-style-name="P8" draw:layer="layout" svg:width="3.721cm" svg:height="0.963cm" svg:x="10cm" svg:y="9.277cm">
          <draw:text-box>
            <text:p><text:span text:style-name="T1">CLK_VAL_DEM (10)</text:span></text:p>
          </draw:text-box>
        </draw:frame>
        <draw:connector draw:style-name="gr3" draw:text-style-name="P2" draw:layer="layout" draw:type="curve" draw:line-skew="0.713cm" svg:x1="24.889cm" svg:y1="11.27cm" svg:x2="24.914cm" svg:y2="8.215cm" draw:start-shape="id3" draw:start-glue-point="1" draw:end-shape="id4" draw:end-glue-point="1" svg:d="M24889 11270c1860 0 1847-3055 25-3055" svg:viewBox="0 0 1394 3056">
          <text:p/>
        </draw:connector>
        <draw:frame draw:style-name="gr2" draw:text-style-name="P1" draw:layer="layout" svg:width="3.273cm" svg:height="0.963cm" svg:x="25.246cm" svg:y="9.27cm">
          <draw:text-box>
            <text:p><text:span text:style-name="T1">CLK_ARR (14)</text:span></text:p>
          </draw:text-box>
        </draw:frame>
        <draw:connector draw:style-name="gr3" draw:text-style-name="P2" draw:layer="layout" draw:type="curve" svg:x1="13.756cm" svg:y1="17.217cm" svg:x2="15.617cm" svg:y2="18.7cm" draw:start-shape="id6" draw:end-shape="id10" draw:end-glue-point="0" svg:d="M13756 17217c1241 0 1861 494 1861 1483" svg:viewBox="0 0 1862 1484">
          <text:p/>
        </draw:connector>
        <draw:frame draw:style-name="gr13" draw:text-style-name="P1" draw:layer="layout" svg:width="3.8cm" svg:height="0.609cm" svg:x="20.72cm" svg:y="17.231cm">
          <draw:text-box>
            <text:p><text:span text:style-name="T1">CLK_SESS_FIN (21)</text:span></text:p>
          </draw:text-box>
        </draw:frame>
        <draw:connector draw:style-name="gr3" draw:text-style-name="P2" draw:layer="layout" draw:type="curve" svg:x1="6.456cm" svg:y1="17.217cm" svg:x2="4.661cm" svg:y2="18.701cm" draw:start-shape="id6" draw:start-glue-point="3" draw:end-shape="id11" draw:end-glue-point="0" svg:d="M6456 17217c-1197 0-1795 494-1795 1484" svg:viewBox="0 0 1796 1485">
          <text:p/>
        </draw:connector>
        <draw:connector draw:style-name="gr3" draw:text-style-name="P2" draw:layer="layout" draw:type="curve" svg:x1="8.311cm" svg:y1="19.35cm" svg:x2="11.967cm" svg:y2="19.35cm" draw:start-shape="id11" draw:end-shape="id10" draw:end-glue-point="3" svg:d="M8311 19350h3656" svg:viewBox="0 0 3657 1">
          <text:p/>
        </draw:connector>
        <draw:frame draw:style-name="gr1" draw:text-style-name="P1" draw:layer="layout" svg:width="3.916cm" svg:height="0.963cm" svg:x="14.064cm" svg:y="16.236cm">
          <draw:text-box>
            <text:p><text:span text:style-name="T1">CLK_SESS_FIN (21)</text:span></text:p>
            <text:p><text:span text:style-name="T1">CLK_FERM (22)</text:span></text:p>
          </draw:text-box>
        </draw:frame>
        <draw:connector draw:style-name="gr3" draw:text-style-name="P2" draw:layer="layout" draw:type="line" svg:x1="19.267cm" svg:y1="19.35cm" svg:x2="21.502cm" svg:y2="19.382cm" draw:start-shape="id10" draw:start-glue-point="1" draw:end-shape="id12" draw:end-glue-point="6" svg:d="M19267 19350l2235 32" svg:viewBox="0 0 2236 33">
          <text:p/>
        </draw:connector>
        <draw:frame draw:style-name="gr14" draw:text-style-name="P1" draw:layer="layout" svg:width="3.952cm" svg:height="0.963cm" svg:x="10.256cm" svg:y="12.116cm">
          <draw:text-box>
            <text:p><text:span text:style-name="T1">CLK_VAL_EXP_OK (11)</text:span></text:p>
          </draw:text-box>
        </draw:frame>
        <draw:custom-shape draw:style-name="gr5" draw:text-style-name="P4" xml:id="id5" draw:id="id5" draw:layer="layout" svg:width="7.3cm" svg:height="1.3cm" svg:x="6.456cm" svg:y="13.527cm">
          <text:p text:style-name="P3"><text:span text:style-name="T2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5.414cm" svg:height="0.963cm" svg:x="18.422cm" svg:y="13.876cm">
          <draw:text-box>
            <text:p><text:span text:style-name="T1">CLK_VAL_EXP_OK (11)</text:span></text:p>
          </draw:text-box>
        </draw:frame>
        <draw:frame draw:style-name="gr15" draw:text-style-name="P1" draw:layer="layout" svg:width="4.349cm" svg:height="0.963cm" svg:x="1.515cm" svg:y="17.009cm">
          <draw:text-box>
            <text:p><text:span text:style-name="T1">CLK_VAL_EXP_OK (11)</text:span></text:p>
          </draw:text-box>
        </draw:frame>
        <draw:custom-shape draw:style-name="gr5" draw:text-style-name="P4" xml:id="id2" draw:id="id2" draw:layer="layout" svg:width="7.3cm" svg:height="1.3cm" svg:x="17.615cm" svg:y="16.568cm">
          <text:p text:style-name="P3"><text:span text:style-name="T2">ACTIF_TEST (23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0.106cm" svg:y1="11.921cm" svg:x2="10.106cm" svg:y2="13.527cm" draw:start-shape="id1" draw:start-glue-point="2" draw:end-shape="id5" draw:end-glue-point="0" svg:d="M10106 11921v1606" svg:viewBox="0 0 1 1607">
          <text:p/>
        </draw:connector>
        <draw:connector draw:style-name="gr3" draw:text-style-name="P2" draw:layer="layout" draw:type="curve" svg:x1="17.615cm" svg:y1="17.218cm" svg:x2="15.617cm" svg:y2="18.7cm" draw:start-shape="id2" draw:start-glue-point="3" draw:end-shape="id10" draw:end-glue-point="0" svg:d="M17615 17218c-1332 0-1998 494-1998 1482" svg:viewBox="0 0 1999 1483">
          <text:p/>
        </draw:connector>
      </draw:page>
      <draw:page draw:name="page2" draw:style-name="dp1" draw:master-page-name="Standard">
        <draw:connector draw:style-name="gr16" draw:text-style-name="P6" draw:layer="layout" draw:type="curve" draw:line-skew="1.425cm" svg:x1="19.751cm" svg:y1="6.651cm" svg:x2="12.001cm" svg:y2="15.802cm" draw:start-shape="id13" draw:start-glue-point="2" draw:end-shape="id14" draw:end-glue-point="0" svg:d="M19751 6651c0 9001-7750 4426-7750 9151" svg:viewBox="0 0 7751 9152">
          <text:p/>
        </draw:connector>
        <draw:custom-shape draw:style-name="gr4" draw:text-style-name="P4" xml:id="id13" draw:id="id13" draw:layer="layout" svg:width="7.3cm" svg:height="1.299cm" svg:x="16.101cm" svg:y="5.352cm">
          <text:p text:style-name="P3"><text:span text:style-name="T2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7" draw:id="id17" draw:layer="layout" svg:width="7.3cm" svg:height="1.3cm" svg:x="4.701cm" svg:y="5.352cm">
          <text:p text:style-name="P3"><text:span text:style-name="T2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5" draw:id="id15" draw:layer="layout" svg:width="7.3cm" svg:height="1.3cm" svg:x="4.701cm" svg:y="8.552cm">
          <text:p text:style-name="P3"><text:span text:style-name="T2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6" draw:id="id16" draw:layer="layout" svg:width="7.3cm" svg:height="1.3cm" svg:x="4.701cm" svg:y="15.152cm">
          <text:p text:style-name="P3"><text:span text:style-name="T2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9" draw:id="id19" draw:layer="layout" svg:width="7.3cm" svg:height="1.3cm" svg:x="16.001cm" svg:y="15.152cm">
          <text:p text:style-name="P3"><text:span text:style-name="T2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8" draw:id="id18" draw:layer="layout" svg:width="7.3cm" svg:height="1.3cm" svg:x="16.101cm" svg:y="8.452cm">
          <text:p text:style-name="P3"><text:span text:style-name="T2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1cm" svg:height="2cm" svg:x="4.701cm" svg:y="1.052cm">
          <text:p text:style-name="P3"><text:span text:style-name="T3">gramc v 2.0.x - Etats d’une version de projet test</text:span></text:p>
          <text:p text:style-name="P3">cf. VersionWorkflow.php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754cm" svg:height="0.607cm" svg:x="5.701cm" svg:y="7.052cm">
          <draw:text-box>
            <text:p><text:span text:style-name="T1">CLK_VAL_DEM</text:span></text:p>
          </draw:text-box>
        </draw:frame>
        <draw:frame draw:style-name="gr18" draw:text-style-name="P8" draw:layer="layout" svg:width="3.4cm" svg:height="0.699cm" svg:x="5.101cm" svg:y="12.253cm">
          <draw:text-box>
            <text:p><text:span text:style-name="T1">CLK_VAL_EXP_OK</text:span></text:p>
          </draw:text-box>
        </draw:frame>
        <draw:connector draw:style-name="gr7" draw:text-style-name="P6" draw:layer="layout" draw:type="line" svg:x1="8.351cm" svg:y1="9.852cm" svg:x2="8.351cm" svg:y2="15.152cm" draw:start-shape="id15" draw:start-glue-point="2" draw:end-shape="id16" draw:end-glue-point="0" svg:d="M8351 9852v5300" svg:viewBox="0 0 1 5301">
          <text:p/>
        </draw:connector>
        <draw:connector draw:style-name="gr7" draw:text-style-name="P6" draw:layer="layout" draw:type="line" svg:x1="8.351cm" svg:y1="6.652cm" svg:x2="8.351cm" svg:y2="8.552cm" draw:start-shape="id17" draw:start-glue-point="2" draw:end-shape="id15" draw:end-glue-point="0" svg:d="M8351 6652v1900" svg:viewBox="0 0 1 1901">
          <text:p/>
        </draw:connector>
        <draw:connector draw:style-name="gr7" draw:text-style-name="P6" draw:layer="layout" draw:type="line" svg:x1="12.001cm" svg:y1="6.002cm" svg:x2="16.101cm" svg:y2="9.102cm" draw:start-shape="id17" draw:start-glue-point="1" draw:end-shape="id18" svg:d="M12001 6002l4100 3100" svg:viewBox="0 0 4101 3101">
          <text:p/>
        </draw:connector>
        <draw:frame draw:style-name="gr18" draw:text-style-name="P8" draw:layer="layout" svg:width="2.261cm" svg:height="0.699cm" draw:transform="rotate (-0.628143997792759) translate (12.797cm 5.814cm)">
          <draw:text-box>
            <text:p><text:span text:style-name="T1">CLK_FERM</text:span></text:p>
          </draw:text-box>
        </draw:frame>
        <draw:line draw:style-name="gr7" draw:text-style-name="P6" draw:layer="layout" svg:x1="12.001cm" svg:y1="9.152cm" svg:x2="16.101cm" svg:y2="9.152cm">
          <text:p/>
        </draw:line>
        <draw:frame draw:style-name="gr12" draw:text-style-name="P8" draw:layer="layout" svg:width="3.829cm" svg:height="0.963cm" svg:x="12.072cm" svg:y="9.146cm">
          <draw:text-box>
            <text:p><text:span text:style-name="T1">CLK_VAL_EXP_CONT,</text:span></text:p>
            <text:p><text:span text:style-name="T1">CLK_VAL_EXP_KO</text:span></text:p>
          </draw:text-box>
        </draw:frame>
        <draw:connector draw:style-name="gr7" draw:text-style-name="P6" draw:layer="layout" draw:type="curve" draw:line-skew="-0.424cm" svg:x1="4.701cm" svg:y1="9.202cm" svg:x2="4.701cm" svg:y2="6.002cm" draw:start-shape="id15" draw:end-shape="id17" draw:end-glue-point="3" svg:d="M4701 9202c-1387 0-1387-3200 0-3200" svg:viewBox="0 0 1041 3201">
          <text:p/>
        </draw:connector>
        <draw:frame draw:style-name="gr19" draw:text-style-name="P1" draw:layer="layout" svg:width="2.454cm" svg:height="0.607cm" svg:x="2.647cm" svg:y="7.345cm">
          <draw:text-box>
            <text:p><text:span text:style-name="T1">CLK_ARR</text:span></text:p>
          </draw:text-box>
        </draw:frame>
        <draw:frame draw:style-name="gr17" draw:text-style-name="P8" draw:layer="layout" svg:width="2.454cm" svg:height="0.607cm" svg:x="12.147cm" svg:y="15.747cm">
          <draw:text-box>
            <text:p><text:span text:style-name="T1">DAT_JAN</text:span></text:p>
          </draw:text-box>
        </draw:frame>
        <draw:connector draw:style-name="gr7" draw:text-style-name="P6" xml:id="id14" draw:id="id14" draw:layer="layout" draw:type="curve" svg:x1="12.001cm" svg:y1="15.802cm" svg:x2="12.001cm" svg:y2="15.802cm" draw:start-shape="id16" draw:end-shape="id16" svg:d="M12001 15802z" svg:viewBox="0 0 1 1">
          <text:p/>
        </draw:connector>
        <draw:connector draw:style-name="gr7" draw:text-style-name="P6" draw:layer="layout" draw:type="curve" draw:line-skew="-0.597cm 2.875cm" svg:x1="19.751cm" svg:y1="5.352cm" svg:x2="23.301cm" svg:y2="15.802cm" draw:start-shape="id13" draw:start-glue-point="0" draw:end-shape="id19" draw:end-glue-point="1" svg:d="M19751 5352c0-1648 3514-1373 5705 1651s3060 8799-2155 8799" svg:viewBox="0 0 7427 11453">
          <text:p/>
        </draw:connector>
        <draw:frame draw:style-name="gr20" draw:text-style-name="P1" draw:layer="layout" svg:width="3.9cm" svg:height="0.661cm" svg:x="11.983cm" svg:y="13.437cm">
          <draw:text-box>
            <text:p><text:span text:style-name="T1">CLK_VAL_EXP_OK</text:span></text:p>
          </draw:text-box>
        </draw:frame>
        <draw:custom-shape draw:style-name="gr9" draw:text-style-name="P7" draw:layer="layout" svg:width="0.499cm" svg:height="0.501cm" svg:x="7.601cm" svg:y="3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7.901cm" svg:y1="4.052cm" svg:x2="7.901cm" svg:y2="5.352cm">
          <text:p/>
        </draw:line>
        <draw:custom-shape draw:style-name="gr9" draw:text-style-name="P7" xml:id="id20" draw:id="id20" draw:layer="layout" svg:width="0.499cm" svg:height="0.501cm" svg:x="21.801cm" svg:y="17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19.651cm" svg:y1="16.452cm" svg:x2="21.801cm" svg:y2="17.902cm" draw:start-shape="id19" draw:end-shape="id20" draw:end-glue-point="6" svg:d="M19651 16452c0 967 716 1450 2150 1450" svg:viewBox="0 0 2151 1451">
          <text:p/>
        </draw:connector>
        <draw:custom-shape draw:style-name="gr9" draw:text-style-name="P7" xml:id="id21" draw:id="id21" draw:layer="layout" svg:width="0.499cm" svg:height="0.501cm" svg:x="21.801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draw:type="curve" svg:x1="19.751cm" svg:y1="9.752cm" svg:x2="21.874cm" svg:y2="10.879cm" draw:start-shape="id18" draw:start-glue-point="2" draw:end-shape="id21" draw:end-glue-point="7" svg:d="M19751 9752c0 752 707 1127 2123 1127" svg:viewBox="0 0 2124 1128">
          <text:p/>
        </draw:connector>
        <draw:frame draw:style-name="gr18" draw:text-style-name="P8" draw:layer="layout" svg:width="4.1cm" svg:height="0.699cm" draw:transform="rotate (-0.628143997792759) translate (11.998cm 6.215cm)">
          <draw:text-box>
            <text:p><text:span text:style-name="T1">DAT_JAN, DAT_JUIL</text:span></text:p>
          </draw:text-box>
        </draw:frame>
        <draw:connector draw:style-name="gr7" draw:text-style-name="P6" draw:layer="layout" svg:x1="12.001cm" svg:y1="15.802cm" svg:x2="16.001cm" svg:y2="15.802cm" draw:start-shape="id14" draw:start-glue-point="0" draw:end-shape="id19" svg:d="M12001 15802h4000" svg:viewBox="0 0 4001 1">
          <text:p/>
        </draw:connector>
        <draw:frame draw:style-name="gr2" draw:text-style-name="P1" draw:layer="layout" svg:width="3.4cm" svg:height="0.963cm" svg:x="24.324cm" svg:y="7.753cm">
          <draw:text-box>
            <text:p><text:span text:style-name="T1">DAT_JAN</text:span></text:p>
            <text:p><text:span text:style-name="T1">DAT_JU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13T15:43:57.072081338</dc:date>
    <meta:editing-duration>PT2H58M50S</meta:editing-duration>
    <meta:editing-cycles>41</meta:editing-cycles>
    <meta:generator>LibreOffice/6.0.7.3$Linux_X86_64 LibreOffice_project/00m0$Build-3</meta:generator>
    <meta:document-statistic meta:object-count="75"/>
  </office:meta>
</office:document-meta>
</file>